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>
      <style:text-properties fo:color="#6666ff"/>
    </style:style>
    <style:style style:name="ce2" style:family="table-cell" style:parent-style-name="Default">
      <style:text-properties fo:color="#6666ff"/>
    </style:style>
    <style:style style:name="ce3" style:family="table-cell" style:parent-style-name="Default" style:data-style-name="N2">
      <style:text-properties fo:color="#6666ff"/>
    </style:style>
  </office:automatic-styles>
  <office:body>
    <office:spreadsheet>
      <table:table table:name="Tabelle1" table:style-name="ta1" table:print="false">
        <table:table-column table:style-name="co1" table:number-columns-repeated="6" table:default-cell-style-name="Default"/>
        <table:table-row table:style-name="ro2">
          <table:table-cell office:value-type="string">
            <text:p>Zeit</text:p>
          </table:table-cell>
          <table:table-cell office:value-type="string">
            <text:p>Millis max</text:p>
          </table:table-cell>
          <table:table-cell table:formula="of:=POWER(2;32)" office:value-type="float" office:value="4294967296">
            <text:p>4294967296</text:p>
          </table:table-cell>
          <table:table-cell table:number-columns-repeated="3"/>
        </table:table-row>
        <table:table-row table:style-name="ro2">
          <table:table-cell office:value-type="string">
            <text:p>std</text:p>
          </table:table-cell>
          <table:table-cell office:value-type="string">
            <text:p>min</text:p>
          </table:table-cell>
          <table:table-cell office:value-type="string">
            <text:p>Millis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table:style-name="ce2" table:formula="of:=([.A3]*60+[.B3])*60*1000" office:value-type="float" office:value="53700000">
            <text:p>53700000</text:p>
          </table:table-cell>
          <table:table-cell office:value-type="string">
            <text:p>int</text:p>
          </table:table-cell>
          <table:table-cell office:value-type="string">
            <text:p>unsigned</text:p>
          </table:table-cell>
          <table:table-cell/>
        </table:table-row>
        <table:table-row table:style-name="ro2">
          <table:table-cell office:value-type="string">
            <text:p>Millis aktuell</text:p>
          </table:table-cell>
          <table:table-cell/>
          <table:table-cell office:value-type="string">
            <text:p>Millis0</text:p>
          </table:table-cell>
          <table:table-cell table:style-name="ce2" table:formula="of:=[.A5]-[.C3]" office:value-type="float" office:value="-53693810">
            <text:p>-53693810</text:p>
          </table:table-cell>
          <table:table-cell table:style-name="ce2" table:formula="of:=MOD(([.D4]);[.C1])" office:value-type="float" office:value="4241273486">
            <text:p>4241273486</text:p>
          </table:table-cell>
          <table:table-cell/>
        </table:table-row>
        <table:table-row table:style-name="ro2">
          <table:table-cell office:value-type="float" office:value="6190">
            <text:p>6190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leapyear</text:p>
          </table:table-cell>
          <table:table-cell office:value-type="float" office:value="1">
            <text:p>1</text:p>
          </table:table-cell>
          <table:table-cell office:value-type="string">
            <text:p>phi</text:p>
          </table:table-cell>
          <table:table-cell table:style-name="ce2" table:formula="of:=(32-21)*2*PI()/(365+[.B7])" office:value-type="float" office:value="0.188838902674796">
            <text:p>0,1888389027</text:p>
          </table:table-cell>
          <table:table-cell office:value-type="string">
            <text:p>toffset</text:p>
          </table:table-cell>
          <table:table-cell table:formula="of:=17" office:value-type="float" office:value="17">
            <text:p>17</text:p>
          </table:table-cell>
        </table:table-row>
        <table:table-row table:style-name="ro2">
          <table:table-cell table:number-columns-repeated="2"/>
          <table:table-cell office:value-type="string">
            <text:p>omega</text:p>
          </table:table-cell>
          <table:table-cell table:style-name="ce2" table:formula="of:=2*PI()/(365+[.B7])" office:value-type="float" office:value="0.017167172970436">
            <text:p>0,017167173</text:p>
          </table:table-cell>
          <table:table-cell office:value-type="string">
            <text:p>tamp</text:p>
          </table:table-cell>
          <table:table-cell table:formula="of:=19" office:value-type="float" office:value="19">
            <text:p>19</text:p>
          </table:table-cell>
        </table:table-row>
        <table:table-row table:style-name="ro2">
          <table:table-cell office:value-type="string">
            <text:p>day</text:p>
          </table:table-cell>
          <table:table-cell office:value-type="float" office:value="329">
            <text:p>329</text:p>
          </table:table-cell>
          <table:table-cell office:value-type="string">
            <text:p>adjust sunrise</text:p>
          </table:table-cell>
          <table:table-cell table:style-name="ce3" table:formula="of:=[.F7]-[.F8]*COS([.D8]*[.B9]+[.D7])" office:value-type="float" office:value="-0.138574502735338">
            <text:p>-0,1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adjust sunset</text:p>
          </table:table-cell>
          <table:table-cell table:style-name="ce3" table:formula="of:=[.F7]+[.F8]*COS([.D8]*[.B9]+[.D7])" office:value-type="float" office:value="34.1385745027353">
            <text:p>34,14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3">
          <table:table-cell office:value-type="string">
            <text:p>millis since midnight</text:p>
          </table:table-cell>
          <table:table-cell office:value-type="string">
            <text:p>minutes</text:p>
          </table:table-cell>
          <table:table-cell table:number-columns-repeated="4"/>
        </table:table-row>
        <table:table-row table:style-name="ro2">
          <table:table-cell office:value-type="float" office:value="77040017">
            <text:p>77040017</text:p>
          </table:table-cell>
          <table:table-cell table:style-name="ce1" table:formula="of:=[.A13]/60000" office:value-type="float" office:value="1284.00028333333">
            <text:p>1284</text:p>
          </table:table-cell>
          <table:table-cell table:number-columns-repeated="4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30.11.2016</text:date>, <text:time>21:43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Bühler</meta:initial-creator>
    <meta:creation-date>2016-11-25T21:10:55.10</meta:creation-date>
    <dc:date>2016-11-30T21:43:54.78</dc:date>
    <dc:creator>Markus Bühler</dc:creator>
    <meta:editing-duration>PT2H9M15S</meta:editing-duration>
    <meta:editing-cycles>10</meta:editing-cycles>
    <meta:generator>OpenOffice/4.1.1$Win32 OpenOffice.org_project/411m6$Build-9775</meta:generator>
    <meta:document-statistic meta:table-count="3" meta:cell-count="36" meta:object-count="0"/>
  </office:meta>
</office:document-meta>
</file>